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225pt" style:use-optimal-row-height="true" fo:break-before="auto"/>
    </style:style>
    <style:style style:name="ro3" style:family="table-row">
      <style:table-row-properties style:row-height="27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TESTCASE_ID</text:p>
          </table:table-cell>
          <table:table-cell office:value-type="string" table:style-name="ce2">
            <text:p>FUNCTIONALITY_ID</text:p>
          </table:table-cell>
          <table:table-cell office:value-type="string" table:style-name="ce2">
            <text:p>TESTCASE NAME</text:p>
          </table:table-cell>
          <table:table-cell office:value-type="string" table:style-name="ce3">
            <text:p>TEST SUMMARY</text:p>
          </table:table-cell>
          <table:table-cell office:value-type="string" table:style-name="ce2">
            <text:p>PRECONDITION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TEST DATA</text:p>
          </table:table-cell>
          <table:table-cell office:value-type="string" table:style-name="ce3">
            <text:p>EXPECTED RESULT<text:s/>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C_VC_001</text:p>
          </table:table-cell>
          <table:table-cell office:value-type="string" table:style-name="ce4">
            <text:p>VC_ID_001</text:p>
          </table:table-cell>
          <table:table-cell office:value-type="string" table:style-name="ce5">
            <text:p>check website URL</text:p>
          </table:table-cell>
          <table:table-cell office:value-type="string" table:style-name="ce5">
            <text:p>While entering URL into address bar and entering, it navigates to home page</text:p>
          </table:table-cell>
          <table:table-cell office:value-type="string" table:style-name="ce5">
            <text:p>Browser,</text:p>
            <text:p>Internet</text:p>
            <text:p>website must be in working condition</text:p>
          </table:table-cell>
          <table:table-cell office:value-type="string" table:style-name="ce5">
            <text:p>1. Open Browser</text:p>
            <text:p>2. Enter website URL "https://www.candymapper.com/" into address bar.</text:p>
            <text:p>3. Press Enter key</text:p>
          </table:table-cell>
          <table:table-cell table:style-name="ce4"/>
          <table:table-cell office:value-type="string" table:style-name="ce5">
            <text:p>It must open website and Display home Page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TC_VC_002</text:p>
          </table:table-cell>
          <table:table-cell office:value-type="string" table:style-name="ce4">
            <text:p>VC_ID_002</text:p>
          </table:table-cell>
          <table:table-cell office:value-type="string" table:style-name="ce4">
            <text:p>check contact name</text:p>
          </table:table-cell>
          <table:table-cell office:value-type="string" table:style-name="ce5">
            <text:p>while search on contact name ,it navigates to their profile</text:p>
          </table:table-cell>
          <table:table-cell office:value-type="string" table:style-name="ce5">
            <text:p>Browser,</text:p>
            <text:p>Internet</text:p>
            <text:p>website must be in working condition</text:p>
          </table:table-cell>
          <table:table-cell office:value-type="string" table:style-name="ce5">
            <text:p>1. Open Browser</text:p>
            <text:p>2. Enter website URL "https://www.candymapper.com/" into address bar.</text:p>
            <text:p>3. Press Enter key</text:p>
            <text:p>4.open contact name</text:p>
          </table:table-cell>
          <table:table-cell table:style-name="ce4"/>
          <table:table-cell office:value-type="string" table:style-name="ce5">
            <text:p>it must <text:s/>be open contact profile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TC_VC_003</text:p>
          </table:table-cell>
          <table:table-cell office:value-type="string" table:style-name="ce4">
            <text:p>VC_ID_003</text:p>
          </table:table-cell>
          <table:table-cell office:value-type="string" table:style-name="ce4">
            <text:p>check audio call</text:p>
          </table:table-cell>
          <table:table-cell office:value-type="string" table:style-name="ce5">
            <text:p>while click on audiocall logo,it dial to call</text:p>
          </table:table-cell>
          <table:table-cell office:value-type="string" table:style-name="ce5">
            <text:p>Browser,</text:p>
            <text:p>Internet</text:p>
            <text:p>website must be in working condition</text:p>
          </table:table-cell>
          <table:table-cell office:value-type="string" table:style-name="ce5">
            <text:p>1. Open Browser</text:p>
            <text:p>2. Enter website URL "https://www.candymapper.com/" into address bar.</text:p>
            <text:p>3. Press Enter key</text:p>
            <text:p>4.open contact name</text:p>
            <text:p>5.dial audio call</text:p>
          </table:table-cell>
          <table:table-cell table:style-name="ce4"/>
          <table:table-cell office:value-type="string" table:style-name="ce5">
            <text:p>it must be call dial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Girish Malani</meta:initial-creator>
    <dc:creator>Girish Malani</dc:creator>
    <meta:creation-date>2022-11-24T06:57:05Z</meta:creation-date>
    <dc:date>2022-11-24T07:00:24Z</dc:date>
  </office:meta>
</office:document-meta>
</file>